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200%"/>
    </style:style>
    <style:style style:name="P2" style:family="paragraph" style:parent-style-name="Standard">
      <style:paragraph-properties fo:line-height="200%" fo:text-align="center" style:justify-single-word="false"/>
    </style:style>
    <style:style style:name="P3" style:family="paragraph" style:parent-style-name="Standard" style:list-style-name="L1">
      <style:paragraph-properties fo:line-height="200%" fo:text-align="start" style:justify-single-word="false"/>
      <style:text-properties fo:font-size="14pt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Zachariah Alber</text:p>
      <text:p text:style-name="P1">492-Senior Project 2</text:p>
      <text:p text:style-name="P2">Schedule</text:p>
      <text:list xml:id="list8139681570227714358" text:style-name="L1">
        <text:list-header>
          <text:p text:style-name="P3">January 30 – Finish Brackets/ Get back end going</text:p>
          <text:p text:style-name="P3">February 6- Back end / update CSS</text:p>
          <text:p text:style-name="P3">February 13- Fix what I have. </text:p>
          <text:p text:style-name="P3">February 20-</text:p>
          <text:p text:style-name="P3">February 27-</text:p>
          <text:p text:style-name="P3">March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Zachariah Alber</meta:initial-creator>
    <meta:creation-date>2017-01-30T03:08:17.76</meta:creation-date>
    <dc:date>2017-01-30T03:45:17.27</dc:date>
    <dc:creator>Zachariah Alber</dc:creator>
    <meta:editing-duration>PT21M49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9" meta:word-count="33" meta:character-count="183"/>
  </office:meta>
</office:document-meta>
</file>